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15bd" officeooo:paragraph-rsid="000315bd" style:font-weight-asian="bold" style:font-weight-complex="bold"/>
    </style:style>
    <style:style style:name="P2" style:family="paragraph" style:parent-style-name="Standard" style:list-style-name="L1">
      <style:text-properties fo:font-weight="bold" officeooo:rsid="000315bd" officeooo:paragraph-rsid="000315bd" style:font-weight-asian="bold" style:font-weight-complex="bold"/>
    </style:style>
    <style:style style:name="P3" style:family="paragraph" style:parent-style-name="Standard" style:list-style-name="L2">
      <style:text-properties fo:font-weight="bold" officeooo:rsid="000315bd" officeooo:paragraph-rsid="000315bd" style:font-weight-asian="bold" style:font-weight-complex="bold"/>
    </style:style>
    <style:style style:name="P4" style:family="paragraph" style:parent-style-name="Standard" style:list-style-name="L2">
      <style:text-properties fo:font-weight="bold" officeooo:rsid="000395d6" officeooo:paragraph-rsid="000395d6" style:font-weight-asian="bold" style:font-weight-complex="bold"/>
    </style:style>
    <style:style style:name="P5" style:family="paragraph" style:parent-style-name="Standard" style:list-style-name="L4">
      <style:text-properties fo:font-weight="bold" officeooo:rsid="00045be1" officeooo:paragraph-rsid="00045be1" style:font-weight-asian="bold" style:font-weight-complex="bold"/>
    </style:style>
    <style:style style:name="P6" style:family="paragraph" style:parent-style-name="Standard" style:list-style-name="L5">
      <style:text-properties fo:font-weight="bold" officeooo:rsid="00045be1" officeooo:paragraph-rsid="00045be1" style:font-weight-asian="bold" style:font-weight-complex="bold"/>
    </style:style>
    <style:style style:name="P7" style:family="paragraph" style:parent-style-name="Standard" style:list-style-name="L7">
      <style:text-properties fo:font-weight="bold" officeooo:rsid="00045be1" officeooo:paragraph-rsid="00045be1" style:font-weight-asian="bold" style:font-weight-complex="bold"/>
    </style:style>
    <style:style style:name="P8" style:family="paragraph" style:parent-style-name="Standard" style:list-style-name="L7">
      <style:text-properties fo:font-weight="bold" officeooo:rsid="000493ae" officeooo:paragraph-rsid="000493ae" style:font-weight-asian="bold" style:font-weight-complex="bold"/>
    </style:style>
    <style:style style:name="P9" style:family="paragraph" style:parent-style-name="Standard" style:list-style-name="L8">
      <style:text-properties fo:font-weight="bold" officeooo:rsid="000493ae" officeooo:paragraph-rsid="000493ae" style:font-weight-asian="bold" style:font-weight-complex="bold"/>
    </style:style>
    <style:style style:name="P10" style:family="paragraph" style:parent-style-name="Standard" style:list-style-name="L10">
      <style:text-properties fo:font-weight="bold" officeooo:rsid="000493ae" officeooo:paragraph-rsid="000493ae" style:font-weight-asian="bold" style:font-weight-complex="bold"/>
    </style:style>
    <style:style style:name="P11" style:family="paragraph" style:parent-style-name="Standard" style:list-style-name="L6">
      <style:text-properties officeooo:rsid="00045be1" officeooo:paragraph-rsid="00045be1"/>
    </style:style>
    <style:style style:name="P12" style:family="paragraph" style:parent-style-name="Standard" style:list-style-name="L6">
      <style:text-properties officeooo:paragraph-rsid="00045be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5d6" style:font-weight-asian="normal" style:font-weight-complex="normal"/>
    </style:style>
    <style:style style:name="T3" style:family="text">
      <style:text-properties fo:font-style="italic" fo:font-weight="normal" officeooo:rsid="000395d6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45be1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045be1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95d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45be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493ae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all System Architecture:<text:span text:style-name="T1"> The overall system is best thought of as a combination of three sub-systems; the Data Store, the Security Subsystem, and the User Interface. Each of these sub-systems will require different Software Architectural Styles to fulfil their unique requirements as detailed below. The only generalization that can be made to the larger system as a whole, is that it will need to be a predominantly Data-Centric design. </text:span></text:p>
      <text:p text:style-name="P1"><text:span text:style-name="T1"/></text:p>
      <text:p text:style-name="P1">Sub-Systems:</text:p>
      <text:list xml:id="list7889708988966870388" text:style-name="L1">
        <text:list-item>
          <text:p text:style-name="P2">Data Store</text:p>
        </text:list-item>
      </text:list>
      <text:list xml:id="list3698383929011046814" text:style-name="L2">
        <text:list-item>
          <text:p text:style-name="P3">Description:<text:span text:style-name="T1"> The Data Store system will include the physical data storage mechanism that stores th</text:span><text:span text:style-name="T2">e medical information this system is required to manage </text:span><text:span text:style-name="T3">(see SRS Document),</text:span><text:span text:style-name="T8"> as well as the interface mechanism that provides an implementation-independent API between the aforementioned storage mechanism and the rest of the system.</text:span></text:p>
        </text:list-item>
        <text:list-item>
          <text:p text:style-name="P4"><text:span text:style-name="T6">Architecture:</text:span><text:span text:style-name="T7"> The Data Store system will be designed adhering to a </text:span><text:span text:style-name="T6">Repository Architecture</text:span><text:span text:style-name="T7"> style. This decision was made for the following reasons:</text:span></text:p>
          <text:list>
            <text:list-item>
              <text:p text:style-name="P4"><text:span text:style-name="T7">Th</text:span><text:span text:style-name="T9">e</text:span><text:span text:style-name="T7"> role of this sub-system is predominantly the storage, maintenance and retrieval of data </text:span><text:span text:style-name="T9">and thus requires a Data-Centric approach to it's design</text:span><text:span text:style-name="T7">.</text:span></text:p>
            </text:list-item>
            <text:list-item>
              <text:p text:style-name="P4"><text:span text:style-name="T7">This sub-system requires a fixed number of data storage elements and is required to interface with a variable number of actors placing simultaneous requests </text:span><text:span text:style-name="T4">(see class diagram </text:span><text:span text:style-name="T5">INSERT REFERENCE TO CLASS DIAGRAM IN THIS DOCUMENT</text:span><text:span text:style-name="T4">)</text:span><text:span text:style-name="T7">.</text:span></text:p>
            </text:list-item>
          </text:list>
        </text:list-item>
      </text:list>
      <text:list xml:id="list4767098089348533377" text:style-name="L4">
        <text:list-item>
          <text:p text:style-name="P5"><text:span text:style-name="T6">Security</text:span></text:p>
        </text:list-item>
      </text:list>
      <text:list xml:id="list4219560245313111980" text:style-name="L5">
        <text:list-item>
          <text:p text:style-name="P6"><text:span text:style-name="T6">Description:</text:span><text:span text:style-name="T7"> The Security sub-system acts as a transaction system between the User Interface and the Data Store sub-systems. </text:span><text:span text:style-name="T10">There will need to exist a local instance of the Security sub-system for each user session. </text:span><text:span text:style-name="T7">The Security sub-system has two main roles:</text:span></text:p>
        </text:list-item>
      </text:list>
      <text:list xml:id="list5031307060849336914" text:style-name="L6">
        <text:list-item>
          <text:p text:style-name="P12"><text:span text:style-name="T9">To selectively allow and dis-allow communication to and from the Data Store based on: the clearance level required to access the data that is being requested, and the clearance level of the user that has requested the data (based on the user's group designation).</text:span></text:p>
        </text:list-item>
        <text:list-item>
          <text:p text:style-name="P11"><text:span text:style-name="T7">To encrypt data all sent to the Data Store sub-system, and to decrypt all data received from the Data Store sub-system.</text:span></text:p>
        </text:list-item>
      </text:list>
      <text:list xml:id="list145725521750937201" text:style-name="L7">
        <text:list-item>
          <text:p text:style-name="P7"><text:span text:style-name="T6">Architecture:</text:span><text:span text:style-name="T7"> This sub-system will be designed adhering to a </text:span><text:span text:style-name="T6">Batch-Sequential</text:span><text:span text:style-name="T7"> software architecture style. This decision was made for the following reasons:</text:span></text:p>
          <text:list>
            <text:list-item>
              <text:p text:style-name="P7"><text:span text:style-name="T7">This is a Data-Centric sub-system.</text:span></text:p>
            </text:list-item>
            <text:list-item>
              <text:p text:style-name="P8"><text:span text:style-name="T7">All data that passes through the Security sub-system is encrypted/decrypted as a whole before it exits.</text:span></text:p>
            </text:list-item>
            <text:list-item>
              <text:p text:style-name="P8"><text:span text:style-name="T7">Only one unit of data will need to be processed by this system at a time (an instance of this system is created for each individual user session, thus only one request will be made at a time, and user will wait for the result) therefore a sophisticated form of pipe-lining is not required.</text:span></text:p>
            </text:list-item>
          </text:list>
        </text:list-item>
      </text:list>
      <text:list xml:id="list6026512110002913252" text:style-name="L8">
        <text:list-item>
          <text:list>
            <text:list-item>
              <text:p text:style-name="P9"><text:span text:style-name="T6">User Interface</text:span></text:p>
            </text:list-item>
          </text:list>
        </text:list-item>
      </text:list>
      <text:list xml:id="list6792678428901585116" text:style-name="L10">
        <text:list-item>
          <text:p text:style-name="P10"><text:span text:style-name="T6">Description:</text:span><text:span text:style-name="T7"> The User Interface sub-system handles all user requests entered into the system and displays the results of those actions back to the user.</text:span></text:p>
        </text:list-item>
        <text:list-item>
          <text:p text:style-name="P10"><text:span text:style-name="T6">Architecture:</text:span><text:span text:style-name="T7"> The User Interface sub-system will be designed adhering to an </text:span><text:span text:style-name="T6">Event Driven </text:span><text:span text:style-name="T7">software architecture. This decision was made for the following reasons:</text:span></text:p>
          <text:list>
            <text:list-item>
              <text:p text:style-name="P10"><text:span text:style-name="T7">Although this system handles the same data as the other sub-systems (entry and display), the primary role of this sub-system however is to handle user requests.</text:span></text:p>
            </text:list-item>
            <text:list-item>
              <text:p text:style-name="P10"><text:span text:style-name="T7">Since user requests are asynchronous and highly unpredictable. A design methodology adept at producing a system capable of handling these types of requirements reliably is required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15:22:09.949932777</meta:creation-date>
    <dc:date>2013-11-02T16:23:24.325975705</dc:date>
    <meta:editing-duration>PT14M43S</meta:editing-duration>
    <meta:editing-cycles>1</meta:editing-cycles>
    <meta:document-statistic meta:table-count="0" meta:image-count="0" meta:object-count="0" meta:page-count="1" meta:paragraph-count="20" meta:word-count="522" meta:character-count="3241" meta:non-whitespace-character-count="2755"/>
    <meta:generator>LibreOffice/4.1.2.3$Linux_X86_64 LibreOffice_project/410m0$Build-3</meta:generator>
  </office:meta>
</office:document-meta>
</file>